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80000001E033E3F1903FB6627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932cm" svg:height="12.699cm" svg:x="2.74cm" svg:y="7.813cm">
          <draw:image xlink:href="Pictures/1000000000000280000001E033E3F1903FB6627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3T15:39:12.815000000</meta:creation-date>
    <dc:date>2017-04-25T16:05:41.635000000</dc:date>
    <meta:editing-duration>P2DT16M18S</meta:editing-duration>
    <meta:editing-cycles>1</meta:editing-cycles>
    <meta:document-statistic meta:object-count="1"/>
    <meta:generator>LibreOffice/5.3.2.2$Windows_x86 LibreOffice_project/6cd4f1ef626f15116896b1d8e1398b56da0d0ee1</meta:generator>
  </office:meta>
</office:document-meta>
</file>